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00" calcext:value-type="float">
            <text:p>200</text:p>
          </table:table-cell>
          <table:table-cell table:style-name="ce7" table:formula="of:=COUNTIF([.B7:.B454];&quot;X&quot;)" office:value-type="float" office:value="174" calcext:value-type="float">
            <text:p>174</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1" calcext:value-type="float">
            <text:p>21</text:p>
          </table:table-cell>
          <table:table-cell table:style-name="ce25" table:formula="of:=SUM([.B2:.F2])" office:value-type="float" office:value="218" calcext:value-type="float">
            <text:p>21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3" table:number-rows-repeated="24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30">00/00/0000</text:date>, <text:time style:data-style-name="N2" text:time-value="22:15:41.54758909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30T22:16:12.673744001</dc:date>
    <meta:editing-duration>PT10H15M9S</meta:editing-duration>
    <meta:editing-cycles>223</meta:editing-cycles>
    <meta:document-statistic meta:table-count="1" meta:cell-count="1181" meta:object-count="0"/>
  </office:meta>
</office:document-meta>
</file>